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inux Libertine" svg:font-family="'Linux Libertine'" style:font-pitch="variable"/>
    <style:font-face style:name="Trajan Pro" svg:font-family="'Trajan Pro'"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6.9299in" fo:margin-left="0in" fo:break-before="auto" fo:break-after="auto" table:align="left" fo:keep-with-next="auto" style:may-break-between-rows="true" table:border-model="collapsing"/>
    </style:style>
    <style:style style:name="Table1.A" style:family="table-column">
      <style:table-column-properties style:column-width="0.9979in"/>
    </style:style>
    <style:style style:name="Table1.B" style:family="table-column">
      <style:table-column-properties style:column-width="5.9319in"/>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text-align="center" style:justify-single-word="false"/>
      <style:text-properties fo:color="#000000" style:text-outline="false" style:text-line-through-style="none" style:text-line-through-type="none" style:font-name="Linux Libertine" fo:font-size="12pt" fo:font-style="normal" fo:text-shadow="none" style:text-underline-style="none" fo:font-weight="bold" officeooo:rsid="000596d6" officeooo:paragraph-rsid="000596d6" style:font-size-asian="12pt" style:font-style-asian="normal" style:font-weight-asian="bold" style:font-size-complex="12pt" style:font-style-complex="normal" style:font-weight-complex="bold" style:text-overline-style="none" style:text-overline-color="font-color"/>
    </style:style>
    <style:style style:name="P2" style:family="paragraph" style:parent-style-name="Table_20_Contents">
      <style:paragraph-properties fo:text-align="center" style:justify-single-word="false"/>
      <style:text-properties fo:color="#000000" style:text-outline="false" style:text-line-through-style="none" style:text-line-through-type="none" style:font-name="Linux Libertin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nux Libertine" fo:font-size="12pt" fo:font-style="normal" fo:text-shadow="none" style:text-underline-style="none" fo:font-weight="bold" officeooo:rsid="0006a457" officeooo:paragraph-rsid="0006a457" style:font-size-asian="12pt" style:font-style-asian="normal" style:font-weight-asian="bold" style:font-size-complex="12pt" style:font-style-complex="normal" style:font-weight-complex="bold" style:text-overline-style="none" style:text-overline-color="font-color"/>
    </style:style>
    <style:style style:name="P4" style:family="paragraph" style:parent-style-name="Standard">
      <style:paragraph-properties fo:text-align="center" style:justify-single-word="false"/>
      <style:text-properties style:font-name="Trajan Pro" fo:font-size="16pt" fo:font-weight="bold" officeooo:rsid="0003802d" officeooo:paragraph-rsid="0003802d" style:font-size-asian="14pt" style:font-weight-asian="bold" style:font-size-complex="16pt" style:font-weight-complex="bold"/>
    </style:style>
    <style:style style:name="P5" style:family="paragraph" style:parent-style-name="Standard">
      <style:paragraph-properties fo:text-align="start" style:justify-single-word="false"/>
      <style:text-properties style:font-name="Linux Libertine" fo:font-size="12pt" fo:font-weight="bold" officeooo:rsid="00041ef1" officeooo:paragraph-rsid="00041ef1" style:font-size-asian="10.5pt" style:font-weight-asian="bold" style:font-size-complex="12pt" style:font-weight-complex="bold"/>
    </style:style>
    <style:style style:name="P6" style:family="paragraph" style:parent-style-name="Standard">
      <style:paragraph-properties fo:text-align="start" style:justify-single-word="false"/>
      <style:text-properties style:font-name="Linux Libertine" fo:font-size="12pt" fo:font-weight="bold" officeooo:rsid="00084ca5" officeooo:paragraph-rsid="00084ca5" style:font-size-asian="10.5pt" style:font-weight-asian="bold" style:font-size-complex="12pt" style:font-weight-complex="bold"/>
    </style:style>
    <style:style style:name="P7" style:family="paragraph" style:parent-style-name="Standard">
      <style:paragraph-properties fo:text-align="start" style:justify-single-word="false"/>
      <style:text-properties style:font-name="Linux Libertine" fo:font-size="12pt" fo:font-weight="normal" officeooo:rsid="0003802d" officeooo:paragraph-rsid="0003802d" style:font-size-asian="10.5pt" style:font-weight-asian="normal" style:font-size-complex="12pt" style:font-weight-complex="normal"/>
    </style:style>
    <style:style style:name="P8" style:family="paragraph" style:parent-style-name="Standard" style:list-style-name="L1">
      <style:paragraph-properties fo:text-align="start" style:justify-single-word="false"/>
      <style:text-properties style:font-name="Linux Libertine" fo:font-size="12pt" fo:font-weight="normal" officeooo:rsid="00089851" officeooo:paragraph-rsid="00089851" style:font-size-asian="10.5pt" style:font-weight-asian="normal" style:font-size-complex="12pt" style:font-weight-complex="normal"/>
    </style:style>
    <style:style style:name="P9" style:family="paragraph" style:parent-style-name="Standard" style:list-style-name="L1">
      <style:paragraph-properties fo:text-align="start" style:justify-single-word="false"/>
      <style:text-properties style:font-name="Linux Libertine" fo:font-size="12pt" fo:font-weight="normal" officeooo:rsid="000b7dad" officeooo:paragraph-rsid="000b7dad" style:font-size-asian="10.5pt" style:font-weight-asian="normal" style:font-size-complex="12pt" style:font-weight-complex="normal"/>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nux Libertine" fo:font-size="12pt" fo:font-style="normal" fo:text-shadow="none" style:text-underline-style="none" fo:font-weight="normal" officeooo:rsid="000a6711" officeooo:paragraph-rsid="000a6711"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list-style-name="L2">
      <style:paragraph-properties fo:text-align="start" style:justify-single-word="false"/>
      <style:text-properties fo:color="#000000" style:text-outline="false" style:text-line-through-style="none" style:text-line-through-type="none" style:font-name="Linux Libertine" fo:font-size="12pt" fo:font-style="normal" fo:text-shadow="none" style:text-underline-style="none" fo:font-weight="normal" officeooo:rsid="000a6711" officeooo:paragraph-rsid="000a6711"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nux Libertine" fo:font-size="12pt" fo:font-style="normal" fo:text-shadow="none" style:text-underline-style="none" fo:font-weight="normal" officeooo:rsid="000b7dad" officeooo:paragraph-rsid="000b7dad"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text-position="super 58%" officeooo:rsid="000a6711"/>
    </style:style>
    <style:style style:name="T2" style:family="text">
      <style:text-properties fo:font-weight="bold" style:font-weight-asian="bold" style:font-weight-complex="bold"/>
    </style:style>
    <style:style style:name="T3" style:family="text">
      <style:text-properties officeooo:rsid="000a6711"/>
    </style:style>
    <style:style style:name="T4" style:family="text">
      <style:text-properties officeooo:rsid="000b7dad"/>
    </style:style>
    <style:style style:name="T5" style:family="text">
      <style:text-properties officeooo:rsid="000bfe8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Weekly Progress Report</text:p>
      <text:p text:style-name="P4"/>
      <text:p text:style-name="P7"><text:span text:style-name="T2">Name</text:span>:<text:tab/><text:tab/>Pratyay Amrit</text:p>
      <text:p text:style-name="P7"><text:span text:style-name="T2">Reg. No.</text:span>: <text:tab/>140953430</text:p>
      <text:p text:style-name="P7"><text:span text:style-name="T2">Date</text:span>: <text:tab/><text:tab/><text:span text:style-name="T3">23</text:span><text:span text:style-name="T1">rd</text:span> February 2018</text:p>
      <text:p text:style-name="P7"/>
      <text:p text:style-name="P5">1. Tasks Done:</text:p>
      <text:p text:style-name="P5"/>
      <table:table table:name="Table1" table:style-name="Table1" table:template-name="Default Style">
        <table:table-column table:style-name="Table1.A"/>
        <table:table-column table:style-name="Table1.B"/>
        <table:table-row table:style-name="Table1.1">
          <table:table-cell table:style-name="Table1.A1" office:value-type="string">
            <text:p text:style-name="P1">Day/Date</text:p>
          </table:table-cell>
          <table:table-cell table:style-name="Table1.B1" office:value-type="string">
            <text:p text:style-name="P2">Tasks Done</text:p>
          </table:table-cell>
        </table:table-row>
        <table:table-row>
          <table:table-cell table:style-name="Table1.A2" office:value-type="string">
            <text:p text:style-name="P3">Monday</text:p>
          </table:table-cell>
          <table:table-cell table:style-name="Table1.B2" office:value-type="string">
            <text:p text:style-name="P10">Found weaknesses in KDD’99 data set:</text:p>
            <text:list xml:id="list1669582404" text:style-name="L2">
              <text:list-item>
                <text:p text:style-name="P11">Massive redundancy (348435 rows in a 10% subset of the dataset)</text:p>
              </text:list-item>
              <text:list-item>
                <text:p text:style-name="P11">Outdated data format and attributes</text:p>
              </text:list-item>
              <text:list-item>
                <text:p text:style-name="P11">Poorly choosing training and testing data sets may lead to inaccurate classification.</text:p>
              </text:list-item>
            </text:list>
          </table:table-cell>
        </table:table-row>
        <table:table-row>
          <table:table-cell table:style-name="Table1.A2" office:value-type="string">
            <text:p text:style-name="P3">Tuesday</text:p>
          </table:table-cell>
          <table:table-cell table:style-name="Table1.B2" office:value-type="string">
            <text:p text:style-name="P10">Found another, more modern data set called UNSW-NB15, also used for IDS performance testing. The data set is much larger and carefully chosen training and testing data sets are available at their <text:a xlink:type="simple" xlink:href="https://www.unsw.adfa.edu.au/australian-centre-for-cyber-security/cybersecurity/ADFA-NB15-Datasets/" text:style-name="Internet_20_link" text:visited-style-name="Visited_20_Internet_20_Link">website</text:a>. The data set is modern and goes well with the present standards. It tackles most of the issues of KDD’99, and has proven to be a better performer according to <text:span text:style-name="T4">the 2015 published “</text:span><text:a xlink:type="simple" xlink:href="http://ieeexplore.ieee.org/document/7809531/" text:style-name="Internet_20_link" text:visited-style-name="Visited_20_Internet_20_Link"><text:span text:style-name="T4">The Significant Features of the UNSW-NB15 and the KDD99 Data Sets for Network Intrusion Detection Systems</text:span></text:a><text:span text:style-name="T4">”.</text:span></text:p>
          </table:table-cell>
        </table:table-row>
        <table:table-row>
          <table:table-cell table:style-name="Table1.A2" office:value-type="string">
            <text:p text:style-name="P3">Wednesday</text:p>
          </table:table-cell>
          <table:table-cell table:style-name="Table1.B2" office:value-type="string">
            <text:p text:style-name="P12">Reading through the above mentioned paper.</text:p>
          </table:table-cell>
        </table:table-row>
        <table:table-row>
          <table:table-cell table:style-name="Table1.A2" office:value-type="string">
            <text:p text:style-name="P3">Thursday</text:p>
          </table:table-cell>
          <table:table-cell table:style-name="Table1.B2" office:value-type="string">
            <text:p text:style-name="P12">Found detailed description of every attribute in the data set in the paper. The paper also mentions association rules among the different features for different types of data (normal, DoS, fuzzers, etc.)</text:p>
          </table:table-cell>
        </table:table-row>
        <table:table-row>
          <table:table-cell table:style-name="Table1.A2" office:value-type="string">
            <text:p text:style-name="P3">Friday</text:p>
          </table:table-cell>
          <table:table-cell table:style-name="Table1.B2" office:value-type="string">
            <text:p text:style-name="P12">Started working on the new data using python. About 1GB of data is available, training and testing sets are directly available. Nominal data has to be converted to numeric for kmeans.</text:p>
          </table:table-cell>
        </table:table-row>
      </table:table>
      <text:p text:style-name="P5"/>
      <text:p text:style-name="P6">2. <text:s/>Plans for upcoming week:</text:p>
      <text:p text:style-name="P6"/>
      <text:list xml:id="list2901407927" text:style-name="L1">
        <text:list-item>
          <text:p text:style-name="P9">Complete processing of the UNSW-NB15 data set.</text:p>
        </text:list-item>
        <text:list-item>
          <text:p text:style-name="P9">Apply kmeans and test it on the testing data set.</text:p>
        </text:list-item>
        <text:list-item>
          <text:p text:style-name="P9">Use the following performance parameters to analyze kmeans:<text:line-break/><text:tab/>TP: True Positive (correctly classified attacks)<text:line-break/><text:tab/>TN: True Negative (correctly classified normal data)<text:line-break/><text:tab/>FP: False Positive (incorrectly classified attack)<text:line-break/><text:tab/>FN: False Negative (incorrectly classified normal data)<text:line-break/><text:tab/>accuracy = (TP + TN) / (TP + TN + FP + FN)<text:line-break/><text:tab/><text:span text:style-name="T5">efficiency = accuracy / execution_time</text:span><text:tab/></text:p>
        </text:list-item>
        <text:list-item>
          <text:p text:style-name="P8">Condition data set for MLP</text:p>
        </text:list-item>
        <text:list-item>
          <text:p text:style-name="P8">Apply ML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Linux Libertine" svg:font-family="'Linux Libertine'" style:font-pitch="variable"/>
    <style:font-face style:name="Trajan Pro" svg:font-family="'Trajan Pro'"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DejaVu Serif" fo:font-family="'DejaVu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DejaVu Sans1" style:font-family-complex="'DejaVu 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7T02:19:39.608648728</meta:creation-date>
    <dc:date>2018-02-24T04:12:53.430008424</dc:date>
    <meta:editing-duration>PT18M59S</meta:editing-duration>
    <meta:editing-cycles>9</meta:editing-cycles>
    <meta:generator>LibreOffice/6.0.1.1$Linux_X86_64 LibreOffice_project/00m0$Build-1</meta:generator>
    <meta:document-statistic meta:table-count="1" meta:image-count="0" meta:object-count="0" meta:page-count="1" meta:paragraph-count="26" meta:word-count="298" meta:character-count="1817" meta:non-whitespace-character-count="1541"/>
  </office:meta>
</office:document-meta>
</file>